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" style:family="graphic" style:parent-style-name="standard">
      <style:graphic-properties svg:stroke-width="0.04cm" draw:marker-start-width="0.26cm" draw:marker-end-width="0.26cm" draw:fill="solid" draw:fill-color="#00cc00" draw:textarea-horizontal-align="justify" draw:textarea-vertical-align="middle" draw:auto-grow-height="false" fo:min-height="2.64cm" fo:min-width="4.06cm" fo:padding-top="0.145cm" fo:padding-bottom="0.145cm" fo:padding-left="0.27cm" fo:padding-right="0.27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69cm" fo:min-width="0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74cm" fo:min-width="0cm"/>
    </style:style>
    <style:style style:name="gr11" style:family="graphic" style:parent-style-name="standard">
      <style:graphic-properties draw:fill="solid" draw:fill-color="#ffffff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4cm" svg:stroke-color="#ffffff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07cm" fo:min-width="0cm"/>
    </style:style>
    <style:style style:name="gr18" style:family="graphic" style:parent-style-name="objectwithoutfill">
      <style:graphic-properties svg:stroke-width="0.08cm" svg:stroke-color="#99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cm" svg:stroke-color="#ff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cm" svg:stroke-color="#ff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6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37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76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1.235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644cm"/>
      <style:paragraph-properties style:writing-mode="lr-tb"/>
    </style:style>
    <style:style style:name="gr4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569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549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565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982cm" fo:padding-top="0.145cm" fo:padding-bottom="0.145cm" fo:padding-left="0.27cm" fo:padding-right="0.27cm"/>
      <style:paragraph-properties style:writing-mode="lr-tb"/>
    </style:style>
    <style:style style:name="gr5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color="#cc0000" loext:opacity="100%" loext:color-lum-mod="100%" loext:color-lum-off="0%" fo:font-weight="bold" style:font-weight-asian="bold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0066ff" loext:opacity="100%" loext:color-lum-mod="100%" loext:color-lum-off="0%" fo:font-size="14pt" fo:font-weight="bold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0000" loext:opacity="100%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66ff" loext:opacity="100%" fo:font-size="14pt" fo:font-weight="bold" style:font-size-asian="14pt" style:font-size-complex="14pt"/>
    </style:style>
    <style:style style:name="T7" style:family="text">
      <style:text-properties fo:color="#0066ff" loext:opacity="100%" fo:font-size="14pt" style:text-underline-style="solid" style:text-underline-width="auto" style:text-underline-color="font-color" fo:font-weight="bold" style:font-size-asian="14pt" style:font-size-complex="14pt"/>
    </style:style>
    <style:style style:name="T8" style:family="text">
      <style:text-properties fo:color="#990000" loext:opacity="100%" fo:font-size="12pt" style:font-size-asian="12pt" style:font-size-complex="12pt"/>
    </style:style>
    <style:style style:name="T9" style:family="text">
      <style:text-properties fo:color="#ff0000" loext:opacity="100%" fo:font-size="12pt" style:font-size-asian="12pt" style:font-size-complex="12pt"/>
    </style:style>
    <style:style style:name="T10" style:family="text">
      <style:text-properties fo:color="#0000ff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5cm" svg:height="1.205cm" svg:x="2.125cm" svg:y="1.38cm">
          <draw:text-box>
            <text:p><text:span text:style-name="T1">Power Control Test Configuration</text:span></text:p>
          </draw:text-box>
        </draw:frame>
        <draw:g>
          <draw:custom-shape draw:style-name="gr2" draw:text-style-name="P2" draw:layer="layout" svg:width="4.6cm" svg:height="2.93cm" svg:x="19.995cm" svg:y="6.4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371cm" svg:height="0.319cm" svg:x="22.682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371cm" svg:height="0.319cm" svg:x="23.764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71cm" svg:height="0.319cm" svg:x="22.682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71cm" svg:height="0.319cm" svg:x="23.764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22.571cm 8.371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23.64cm 8.371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21.51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0.345cm 9.65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21.515cm 8.371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39cm" svg:height="1.673cm" svg:x="21.255cm" svg:y="7.608cm">
            <draw:text-box>
              <text:p><text:span text:style-name="T3">2141*2</text:span></text:p>
            </draw:text-box>
          </draw:frame>
          <draw:frame draw:style-name="gr8" draw:text-style-name="P6" draw:layer="layout" svg:width="2.03cm" svg:height="0.645cm" draw:transform="rotate (1.5707963267949) translate (22.57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3.605cm 9.623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20.33cm 8.371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20.017cm" svg:y="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24.06cm" svg:y="8.89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24.23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14.20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71cm" svg:height="0.319cm" svg:x="16.89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0.371cm" svg:height="0.319cm" svg:x="17.97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71cm" svg:height="0.319cm" svg:x="16.89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0.371cm" svg:height="0.319cm" svg:x="17.97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7.85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14.53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15.71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16.79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17.84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15.72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14.57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635cm" svg:height="1.673cm" svg:x="15.22cm" svg:y="7.77cm">
            <draw:text-box>
              <text:p><text:span text:style-name="T3">7050*2</text:span></text:p>
            </draw:text-box>
          </draw:frame>
          <draw:frame draw:style-name="gr8" draw:text-style-name="P12" draw:layer="layout" svg:width="2.03cm" svg:height="0.645cm" draw:transform="rotate (1.5707963267949) translate (16.82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14.19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8.29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8.42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1" draw:layer="layout" svg:x1="2.66cm" svg:y1="5.58cm" svg:x2="3.45cm" svg:y2="5.58cm">
          <text:p/>
        </draw:line>
        <draw:line draw:style-name="gr19" draw:text-style-name="P11" draw:layer="layout" svg:x1="2.835cm" svg:y1="16.36cm" svg:x2="22.995cm" svg:y2="16.36cm">
          <text:p/>
        </draw:line>
        <draw:line draw:style-name="gr20" draw:text-style-name="P11" draw:layer="layout" svg:x1="3.555cm" svg:y1="17.43cm" svg:x2="25.12cm" svg:y2="17.43cm">
          <text:p/>
        </draw:line>
        <draw:line draw:style-name="gr21" draw:text-style-name="P11" draw:layer="layout" svg:x1="2.645cm" svg:y1="4.935cm" svg:x2="14.88cm" svg:y2="4.935cm">
          <text:p/>
        </draw:line>
        <draw:frame draw:style-name="gr22" draw:text-style-name="P13" draw:layer="layout" svg:width="1.67cm" svg:height="0.939cm" svg:x="1.49cm" svg:y="5.206cm">
          <draw:text-box>
            <text:p><text:span text:style-name="T5">25 V</text:span></text:p>
          </draw:text-box>
        </draw:frame>
        <draw:frame draw:style-name="gr23" draw:text-style-name="P13" draw:layer="layout" svg:width="1.67cm" svg:height="0.915cm" svg:x="1.7cm" svg:y="4.605cm">
          <draw:text-box>
            <text:p><text:span text:style-name="T5">5 V</text:span></text:p>
          </draw:text-box>
        </draw:frame>
        <draw:frame draw:style-name="gr24" draw:text-style-name="P13" draw:layer="layout" svg:width="1.67cm" svg:height="0.964cm" svg:x="1.49cm" svg:y="16.036cm">
          <draw:text-box>
            <text:p><text:span text:style-name="T5">3.3 V</text:span></text:p>
          </draw:text-box>
        </draw:frame>
        <draw:g>
          <draw:custom-shape draw:style-name="gr2" draw:text-style-name="P2" draw:layer="layout" svg:width="4.6cm" svg:height="2.93cm" svg:x="2.715cm" svg:y="6.5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3.174cm" svg:y="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61cm" svg:y="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0.371cm" svg:height="0.319cm" svg:x="5.402cm" svg:y="6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0.371cm" svg:height="0.319cm" svg:x="6.484cm" svg:y="6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3.174cm" svg:y="9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61cm" svg:y="9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0.371cm" svg:height="0.319cm" svg:x="5.402cm" svg:y="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0.371cm" svg:height="0.319cm" svg:x="6.484cm" svg:y="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6.36cm 8.386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3.045cm 9.673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4.22cm 9.673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5.301cm 9.67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6.35cm 9.673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4.235cm 8.362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3.08cm 8.41cm)">
            <draw:text-box>
              <text:p text:style-name="P5"><text:span text:style-name="T2">VCC</text:span></text:p>
            </draw:text-box>
          </draw:frame>
          <draw:frame draw:style-name="gr29" draw:text-style-name="P8" draw:layer="layout" svg:width="2.27cm" svg:height="0.962cm" svg:x="4.095cm" svg:y="7.763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5.33cm 8.362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2.7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6.803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6.935cm" svg:y="6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8.455cm" svg:y="6.5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0.371cm" svg:height="0.319cm" svg:x="11.142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0.371cm" svg:height="0.319cm" svg:x="12.224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371cm" svg:height="0.319cm" svg:x="11.142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0.371cm" svg:height="0.319cm" svg:x="12.22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1.031cm 8.396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12.1cm 8.396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9.97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8.805cm 9.68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9.975cm 8.396cm)">
            <draw:text-box>
              <text:p text:style-name="P5"><text:span text:style-name="T2">OUT</text:span></text:p>
            </draw:text-box>
          </draw:frame>
          <draw:frame draw:style-name="gr29" draw:text-style-name="P8" draw:layer="layout" svg:width="2.27cm" svg:height="0.962cm" svg:x="9.835cm" svg:y="7.633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11.03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12.065cm 9.648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8.79cm 8.396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8.477cm" svg:y="6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2.52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2.69cm" svg:y="6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11" draw:layer="layout" svg:x1="20.62cm" svg:y1="17.415cm" svg:x2="20.62cm" svg:y2="9.595cm">
          <text:p/>
        </draw:line>
        <draw:line draw:style-name="gr19" draw:text-style-name="P11" draw:layer="layout" svg:x1="21.835cm" svg:y1="16.36cm" svg:x2="21.835cm" svg:y2="9.57cm">
          <text:p/>
        </draw:line>
        <draw:line draw:style-name="gr19" draw:text-style-name="P11" draw:layer="layout" svg:x1="23.965cm" svg:y1="13.2cm" svg:x2="23.965cm" svg:y2="9.58cm">
          <text:p/>
        </draw:line>
        <draw:line draw:style-name="gr20" draw:text-style-name="P11" draw:layer="layout" svg:x1="25.075cm" svg:y1="17.455cm" svg:x2="25.075cm" svg:y2="2.985cm">
          <text:p/>
        </draw:line>
        <draw:line draw:style-name="gr19" draw:text-style-name="P11" draw:layer="layout" svg:x1="21.835cm" svg:y1="6.355cm" svg:x2="21.835cm" svg:y2="4.665cm">
          <text:p/>
        </draw:line>
        <draw:line draw:style-name="gr19" draw:text-style-name="P11" draw:layer="layout" svg:x1="21.795cm" svg:y1="4.707cm" svg:x2="26.435cm" svg:y2="4.707cm">
          <text:p/>
        </draw:line>
        <draw:line draw:style-name="gr20" draw:text-style-name="P11" draw:layer="layout" svg:x1="25.07cm" svg:y1="5.82cm" svg:x2="26.475cm" svg:y2="5.82cm">
          <text:p/>
        </draw:line>
        <draw:frame draw:style-name="gr34" draw:text-style-name="P13" draw:layer="layout" svg:width="1.67cm" svg:height="1.209cm" svg:x="25.455cm" svg:y="4.63cm">
          <draw:text-box>
            <text:p><text:span text:style-name="T5">3.3 V</text:span></text:p>
            <text:p><text:span text:style-name="T5">Load</text:span></text:p>
          </draw:text-box>
        </draw:frame>
        <draw:line draw:style-name="gr19" draw:text-style-name="P11" draw:layer="layout" svg:x1="14.85cm" svg:y1="13.175cm" svg:x2="14.85cm" svg:y2="9.57cm">
          <text:p/>
        </draw:line>
        <draw:line draw:style-name="gr20" draw:text-style-name="P11" draw:layer="layout" svg:x1="17.105cm" svg:y1="17.44cm" svg:x2="17.105cm" svg:y2="9.65cm">
          <text:p/>
        </draw:line>
        <draw:line draw:style-name="gr21" draw:text-style-name="P11" draw:layer="layout" svg:x1="14.84cm" svg:y1="6.355cm" svg:x2="14.84cm" svg:y2="4.895cm">
          <text:p/>
        </draw:line>
        <draw:line draw:style-name="gr21" draw:text-style-name="P11" draw:layer="layout" svg:x1="17.059cm" svg:y1="6.334cm" svg:x2="17.059cm" svg:y2="4.889cm">
          <text:p/>
        </draw:line>
        <draw:line draw:style-name="gr21" draw:text-style-name="P11" draw:layer="layout" svg:x1="19.445cm" svg:y1="1.963cm" svg:x2="26.42cm" svg:y2="1.963cm">
          <text:p/>
        </draw:line>
        <draw:frame draw:style-name="gr34" draw:text-style-name="P13" draw:layer="layout" svg:width="1.41cm" svg:height="1.209cm" svg:x="25.385cm" svg:y="1.892cm">
          <draw:text-box>
            <text:p><text:span text:style-name="T5">5 V</text:span></text:p>
            <text:p><text:span text:style-name="T5">Load</text:span></text:p>
          </draw:text-box>
        </draw:frame>
        <draw:line draw:style-name="gr20" draw:text-style-name="P11" draw:layer="layout" svg:x1="25.038cm" svg:y1="3.005cm" svg:x2="26.475cm" svg:y2="3.005cm">
          <text:p/>
        </draw:line>
        <draw:line draw:style-name="gr21" draw:text-style-name="P11" draw:layer="layout" svg:x1="13.625cm" svg:y1="10.67cm" svg:x2="13.625cm" svg:y2="4.91cm">
          <text:p/>
        </draw:line>
        <draw:line draw:style-name="gr21" draw:text-style-name="P11" draw:layer="layout" svg:x1="11.366cm" svg:y1="10.725cm" svg:x2="11.366cm" svg:y2="9.57cm">
          <text:p/>
        </draw:line>
        <draw:line draw:style-name="gr21" draw:text-style-name="P11" draw:layer="layout" svg:x1="11.325cm" svg:y1="10.685cm" svg:x2="13.665cm" svg:y2="10.685cm">
          <text:p/>
        </draw:line>
        <draw:line draw:style-name="gr19" draw:text-style-name="P11" draw:layer="layout" svg:x1="12.445cm" svg:y1="13.175cm" svg:x2="12.445cm" svg:y2="9.585cm">
          <text:p/>
        </draw:line>
        <draw:line draw:style-name="gr19" draw:text-style-name="P11" draw:layer="layout" svg:x1="3.36cm" svg:y1="13.2cm" svg:x2="3.36cm" svg:y2="9.595cm">
          <text:p/>
        </draw:line>
        <draw:frame draw:style-name="gr35" draw:text-style-name="P13" draw:layer="layout" svg:width="2.245cm" svg:height="1.199cm" svg:x="1.49cm" svg:y="16.74cm">
          <draw:text-box>
            <text:p><text:span text:style-name="T5">Common</text:span></text:p>
            <text:p><text:span text:style-name="T5">Ground</text:span></text:p>
          </draw:text-box>
        </draw:frame>
        <draw:line draw:style-name="gr20" draw:text-style-name="P11" draw:layer="layout" svg:x1="10.912cm" svg:y1="17.43cm" svg:x2="10.912cm" svg:y2="10.585cm">
          <text:p/>
        </draw:line>
        <draw:line draw:style-name="gr20" draw:text-style-name="P11" draw:layer="layout" svg:x1="9.145cm" svg:y1="10.61cm" svg:x2="9.145cm" svg:y2="9.585cm">
          <text:p/>
        </draw:line>
        <draw:line draw:style-name="gr20" draw:text-style-name="P11" draw:layer="layout" svg:x1="9.104cm" svg:y1="10.585cm" svg:x2="10.95cm" svg:y2="10.585cm">
          <text:p/>
        </draw:line>
        <draw:line draw:style-name="gr20" draw:text-style-name="P11" draw:layer="layout" svg:x1="4.38cm" svg:y1="17.44cm" svg:x2="4.38cm" svg:y2="12.825cm">
          <text:p/>
        </draw:line>
        <draw:line draw:style-name="gr20" draw:text-style-name="P11" draw:layer="layout" svg:x1="4.34cm" svg:y1="12.855cm" svg:x2="5.64cm" svg:y2="12.855cm">
          <text:p/>
        </draw:line>
        <draw:line draw:style-name="gr20" draw:text-style-name="P11" draw:layer="layout" svg:x1="5.6cm" svg:y1="12.885cm" svg:x2="5.6cm" svg:y2="9.58cm">
          <text:p/>
        </draw:line>
        <draw:line draw:style-name="gr21" draw:text-style-name="P11" draw:layer="layout" svg:x1="10.26cm" svg:y1="6.349cm" svg:x2="10.26cm" svg:y2="5.54cm">
          <text:p/>
        </draw:line>
        <draw:line draw:style-name="gr21" draw:text-style-name="P11" draw:layer="layout" svg:x1="8.1cm" svg:y1="5.58cm" svg:x2="10.235cm" svg:y2="5.58cm">
          <text:p/>
        </draw:line>
        <draw:line draw:style-name="gr21" draw:text-style-name="P11" draw:layer="layout" svg:x1="8.14cm" svg:y1="11.735cm" svg:x2="8.14cm" svg:y2="5.545cm">
          <text:p/>
        </draw:line>
        <draw:g>
          <draw:line draw:style-name="gr36" draw:text-style-name="P11" draw:layer="layout" svg:x1="8.005cm" svg:y1="12.182cm" svg:x2="8.244cm" svg:y2="12.305cm">
            <text:p/>
          </draw:line>
          <draw:line draw:style-name="gr36" draw:text-style-name="P11" draw:layer="layout" svg:x1="8.244cm" svg:y1="12.29cm" svg:x2="8.005cm" svg:y2="12.413cm">
            <text:p/>
          </draw:line>
          <draw:line draw:style-name="gr36" draw:text-style-name="P11" draw:layer="layout" svg:x1="8.005cm" svg:y1="12.404cm" svg:x2="8.244cm" svg:y2="12.527cm">
            <text:p/>
          </draw:line>
          <draw:line draw:style-name="gr36" draw:text-style-name="P11" draw:layer="layout" svg:x1="8.244cm" svg:y1="12.518cm" svg:x2="8.005cm" svg:y2="12.641cm">
            <text:p/>
          </draw:line>
          <draw:line draw:style-name="gr36" draw:text-style-name="P11" draw:layer="layout" svg:x1="8.005cm" svg:y1="12.626cm" svg:x2="8.244cm" svg:y2="12.749cm">
            <text:p/>
          </draw:line>
          <draw:line draw:style-name="gr36" draw:text-style-name="P11" draw:layer="layout" svg:x1="8.244cm" svg:y1="12.735cm" svg:x2="8.095cm" svg:y2="12.81cm">
            <text:p/>
          </draw:line>
          <draw:line draw:style-name="gr36" draw:text-style-name="P11" draw:layer="layout" svg:x1="8.154cm" svg:y1="12.12cm" svg:x2="8.005cm" svg:y2="12.195cm">
            <text:p/>
          </draw:line>
        </draw:g>
        <draw:line draw:style-name="gr37" draw:text-style-name="P11" draw:layer="layout" svg:x1="8.138cm" svg:y1="12.128cm" svg:x2="8.138cm" svg:y2="11.73cm">
          <text:p/>
        </draw:line>
        <draw:line draw:style-name="gr37" draw:text-style-name="P11" draw:layer="layout" svg:x1="8.138cm" svg:y1="14.155cm" svg:x2="8.138cm" svg:y2="12.773cm">
          <text:p/>
        </draw:line>
        <draw:g>
          <draw:line draw:style-name="gr36" draw:text-style-name="P11" draw:layer="layout" svg:x1="8.005cm" svg:y1="14.202cm" svg:x2="8.244cm" svg:y2="14.325cm">
            <text:p/>
          </draw:line>
          <draw:line draw:style-name="gr36" draw:text-style-name="P11" draw:layer="layout" svg:x1="8.244cm" svg:y1="14.31cm" svg:x2="8.005cm" svg:y2="14.433cm">
            <text:p/>
          </draw:line>
          <draw:line draw:style-name="gr36" draw:text-style-name="P11" draw:layer="layout" svg:x1="8.005cm" svg:y1="14.424cm" svg:x2="8.244cm" svg:y2="14.547cm">
            <text:p/>
          </draw:line>
          <draw:line draw:style-name="gr36" draw:text-style-name="P11" draw:layer="layout" svg:x1="8.244cm" svg:y1="14.538cm" svg:x2="8.005cm" svg:y2="14.661cm">
            <text:p/>
          </draw:line>
          <draw:line draw:style-name="gr36" draw:text-style-name="P11" draw:layer="layout" svg:x1="8.005cm" svg:y1="14.646cm" svg:x2="8.244cm" svg:y2="14.769cm">
            <text:p/>
          </draw:line>
          <draw:line draw:style-name="gr36" draw:text-style-name="P11" draw:layer="layout" svg:x1="8.244cm" svg:y1="14.755cm" svg:x2="8.095cm" svg:y2="14.83cm">
            <text:p/>
          </draw:line>
          <draw:line draw:style-name="gr36" draw:text-style-name="P11" draw:layer="layout" svg:x1="8.154cm" svg:y1="14.14cm" svg:x2="8.005cm" svg:y2="14.215cm">
            <text:p/>
          </draw:line>
        </draw:g>
        <draw:line draw:style-name="gr37" draw:text-style-name="P11" draw:layer="layout" svg:x1="8.138cm" svg:y1="15.431cm" svg:x2="8.138cm" svg:y2="14.808cm">
          <text:p/>
        </draw:line>
        <draw:custom-shape draw:style-name="gr38" draw:text-style-name="P3" draw:layer="layout" svg:width="0.217cm" svg:height="0.218cm" svg:x="8.033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8.139cm" svg:y1="17.44cm" svg:x2="8.139cm" svg:y2="15.295cm">
          <text:p/>
        </draw:line>
        <draw:line draw:style-name="gr39" draw:text-style-name="P11" draw:layer="layout" svg:x1="8.195cm" svg:y1="13.495cm" svg:x2="8.92cm" svg:y2="13.495cm">
          <text:p/>
        </draw:line>
        <draw:frame draw:style-name="gr40" draw:text-style-name="P14" draw:layer="layout" svg:width="2.315cm" svg:height="1.677cm" svg:x="8.765cm" svg:y="13.083cm">
          <draw:text-box>
            <text:p><text:span text:style-name="T2">ADC for 5V voltage</text:span></text:p>
          </draw:text-box>
        </draw:frame>
        <draw:line draw:style-name="gr18" draw:text-style-name="P11" draw:layer="layout" svg:x1="3.41cm" svg:y1="6.36cm" svg:x2="3.41cm" svg:y2="5.54cm">
          <text:p/>
        </draw:line>
        <draw:line draw:style-name="gr18" draw:text-style-name="P11" draw:layer="layout" svg:x1="5.63cm" svg:y1="6.345cm" svg:x2="5.63cm" svg:y2="5.54cm">
          <text:p/>
        </draw:line>
        <draw:line draw:style-name="gr18" draw:text-style-name="P11" draw:layer="layout" svg:x1="5.591cm" svg:y1="5.58cm" svg:x2="7.61cm" svg:y2="5.58cm">
          <text:p/>
        </draw:line>
        <draw:line draw:style-name="gr18" draw:text-style-name="P11" draw:layer="layout" svg:x1="7.573cm" svg:y1="11.76cm" svg:x2="7.573cm" svg:y2="5.54cm">
          <text:p/>
        </draw:line>
        <draw:g>
          <draw:line draw:style-name="gr36" draw:text-style-name="P11" draw:layer="layout" svg:x1="7.44cm" svg:y1="12.182cm" svg:x2="7.679cm" svg:y2="12.305cm">
            <text:p/>
          </draw:line>
          <draw:line draw:style-name="gr36" draw:text-style-name="P11" draw:layer="layout" svg:x1="7.679cm" svg:y1="12.29cm" svg:x2="7.44cm" svg:y2="12.413cm">
            <text:p/>
          </draw:line>
          <draw:line draw:style-name="gr36" draw:text-style-name="P11" draw:layer="layout" svg:x1="7.44cm" svg:y1="12.404cm" svg:x2="7.679cm" svg:y2="12.527cm">
            <text:p/>
          </draw:line>
          <draw:line draw:style-name="gr36" draw:text-style-name="P11" draw:layer="layout" svg:x1="7.679cm" svg:y1="12.518cm" svg:x2="7.44cm" svg:y2="12.641cm">
            <text:p/>
          </draw:line>
          <draw:line draw:style-name="gr36" draw:text-style-name="P11" draw:layer="layout" svg:x1="7.44cm" svg:y1="12.626cm" svg:x2="7.679cm" svg:y2="12.749cm">
            <text:p/>
          </draw:line>
          <draw:line draw:style-name="gr36" draw:text-style-name="P11" draw:layer="layout" svg:x1="7.679cm" svg:y1="12.735cm" svg:x2="7.53cm" svg:y2="12.81cm">
            <text:p/>
          </draw:line>
          <draw:line draw:style-name="gr36" draw:text-style-name="P11" draw:layer="layout" svg:x1="7.589cm" svg:y1="12.12cm" svg:x2="7.44cm" svg:y2="12.195cm">
            <text:p/>
          </draw:line>
        </draw:g>
        <draw:line draw:style-name="gr37" draw:text-style-name="P11" draw:layer="layout" svg:x1="7.573cm" svg:y1="12.128cm" svg:x2="7.573cm" svg:y2="11.73cm">
          <text:p/>
        </draw:line>
        <draw:line draw:style-name="gr37" draw:text-style-name="P11" draw:layer="layout" svg:x1="7.573cm" svg:y1="14.155cm" svg:x2="7.573cm" svg:y2="12.773cm">
          <text:p/>
        </draw:line>
        <draw:g>
          <draw:line draw:style-name="gr36" draw:text-style-name="P11" draw:layer="layout" svg:x1="7.44cm" svg:y1="14.202cm" svg:x2="7.679cm" svg:y2="14.325cm">
            <text:p/>
          </draw:line>
          <draw:line draw:style-name="gr36" draw:text-style-name="P11" draw:layer="layout" svg:x1="7.679cm" svg:y1="14.31cm" svg:x2="7.44cm" svg:y2="14.433cm">
            <text:p/>
          </draw:line>
          <draw:line draw:style-name="gr36" draw:text-style-name="P11" draw:layer="layout" svg:x1="7.44cm" svg:y1="14.424cm" svg:x2="7.679cm" svg:y2="14.547cm">
            <text:p/>
          </draw:line>
          <draw:line draw:style-name="gr36" draw:text-style-name="P11" draw:layer="layout" svg:x1="7.679cm" svg:y1="14.538cm" svg:x2="7.44cm" svg:y2="14.661cm">
            <text:p/>
          </draw:line>
          <draw:line draw:style-name="gr36" draw:text-style-name="P11" draw:layer="layout" svg:x1="7.44cm" svg:y1="14.646cm" svg:x2="7.679cm" svg:y2="14.769cm">
            <text:p/>
          </draw:line>
          <draw:line draw:style-name="gr36" draw:text-style-name="P11" draw:layer="layout" svg:x1="7.679cm" svg:y1="14.755cm" svg:x2="7.53cm" svg:y2="14.83cm">
            <text:p/>
          </draw:line>
          <draw:line draw:style-name="gr36" draw:text-style-name="P11" draw:layer="layout" svg:x1="7.589cm" svg:y1="14.14cm" svg:x2="7.44cm" svg:y2="14.215cm">
            <text:p/>
          </draw:line>
        </draw:g>
        <draw:line draw:style-name="gr37" draw:text-style-name="P11" draw:layer="layout" svg:x1="7.573cm" svg:y1="15.431cm" svg:x2="7.573cm" svg:y2="14.808cm">
          <text:p/>
        </draw:line>
        <draw:custom-shape draw:style-name="gr38" draw:text-style-name="P3" draw:layer="layout" svg:width="0.217cm" svg:height="0.218cm" svg:x="7.46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1" draw:layer="layout" svg:x1="7.515cm" svg:y1="13.495cm" svg:x2="6.825cm" svg:y2="13.495cm">
          <text:p/>
        </draw:line>
        <draw:frame draw:style-name="gr9" draw:text-style-name="P15" draw:layer="layout" svg:width="3.222cm" svg:height="1.673cm" svg:x="3.735cm" svg:y="13.015cm">
          <draw:text-box>
            <text:p text:style-name="P5"><text:span text:style-name="T5"><text:s text:c="2"/></text:span><text:span text:style-name="T2">ADC for 25V</text:span></text:p>
            <text:p text:style-name="P5"><text:span text:style-name="T2">voltage</text:span></text:p>
          </draw:text-box>
        </draw:frame>
        <draw:line draw:style-name="gr20" draw:text-style-name="P11" draw:layer="layout" svg:x1="7.573cm" svg:y1="17.415cm" svg:x2="7.573cm" svg:y2="15.285cm">
          <text:p/>
        </draw:line>
        <draw:line draw:style-name="gr20" draw:text-style-name="P11" draw:layer="layout" svg:x1="18.125cm" svg:y1="12.01cm" svg:x2="18.125cm" svg:y2="9.585cm">
          <text:p/>
        </draw:line>
        <draw:line draw:style-name="gr19" draw:text-style-name="P11" draw:layer="layout" svg:x1="16.015cm" svg:y1="16.36cm" svg:x2="16.015cm" svg:y2="9.575cm">
          <text:p/>
        </draw:line>
        <draw:frame draw:style-name="gr41" draw:text-style-name="P16" draw:layer="layout" svg:width="5.28cm" svg:height="0.898cm" svg:x="8.619cm" svg:y="2.87cm">
          <draw:text-box>
            <text:p><text:span text:style-name="T6"><text:s/></text:span><text:span text:style-name="T7">5 V read voltage</text:span></text:p>
          </draw:text-box>
        </draw:frame>
        <draw:frame draw:style-name="gr41" draw:text-style-name="P16" draw:layer="layout" svg:width="5.28cm" svg:height="0.898cm" svg:x="2.706cm" svg:y="2.77cm">
          <draw:text-box>
            <text:p><text:span text:style-name="T6"><text:s/></text:span><text:span text:style-name="T7">25 V read voltage</text:span></text:p>
          </draw:text-box>
        </draw:frame>
        <draw:frame draw:style-name="gr35" draw:text-style-name="P15" draw:layer="layout" svg:width="1.349cm" svg:height="1.199cm" svg:x="6.171cm" svg:y="11.775cm">
          <draw:text-box>
            <text:p text:style-name="P5"><text:span text:style-name="T5"><text:s text:c="2"/></text:span><text:span text:style-name="T8">R1</text:span></text:p>
            <text:p text:style-name="P5"><text:span text:style-name="T8">770</text:span></text:p>
          </draw:text-box>
        </draw:frame>
        <draw:frame draw:style-name="gr35" draw:text-style-name="P15" draw:layer="layout" svg:width="1.41cm" svg:height="1.199cm" svg:x="6.05cm" svg:y="13.962cm">
          <draw:text-box>
            <text:p text:style-name="P5"><text:span text:style-name="T5"><text:s text:c="2"/></text:span><text:span text:style-name="T8">R2</text:span></text:p>
            <text:p text:style-name="P5"><text:span text:style-name="T8">30</text:span></text:p>
          </draw:text-box>
        </draw:frame>
        <draw:frame draw:style-name="gr9" draw:text-style-name="P17" draw:layer="layout" svg:width="1.444cm" svg:height="1.673cm" svg:x="8.29cm" svg:y="11.775cm">
          <draw:text-box>
            <text:p text:style-name="P7"><text:span text:style-name="T9">R3</text:span></text:p>
            <text:p text:style-name="P7"><text:span text:style-name="T9">248</text:span></text:p>
            <text:p text:style-name="P7"><text:span text:style-name="T9"/></text:p>
          </draw:text-box>
        </draw:frame>
        <draw:frame draw:style-name="gr42" draw:text-style-name="P17" draw:layer="layout" svg:width="1.631cm" svg:height="1.199cm" svg:x="8.283cm" svg:y="13.99cm">
          <draw:text-box>
            <text:p text:style-name="P7"><text:span text:style-name="T9">R4</text:span></text:p>
            <text:p text:style-name="P7"><text:span text:style-name="T9">52</text:span></text:p>
          </draw:text-box>
        </draw:frame>
        <draw:frame draw:style-name="gr43" draw:text-style-name="P14" draw:layer="layout" svg:width="2.74cm" svg:height="1.25cm" svg:x="18.395cm" svg:y="14.488cm">
          <draw:text-box>
            <text:p><text:span text:style-name="T2">ADC for 5V</text:span></text:p>
            <text:p><text:span text:style-name="T2"><text:s text:c="3"/></text:span><text:span text:style-name="T2">Current <text:s text:c="5"/></text:span></text:p>
          </draw:text-box>
        </draw:frame>
        <draw:line draw:style-name="gr37" draw:text-style-name="P11" draw:layer="layout" svg:x1="18.143cm" svg:y1="15.185cm" svg:x2="18.143cm" svg:y2="13.32cm">
          <text:p/>
        </draw:line>
        <draw:line draw:style-name="gr39" draw:text-style-name="P11" draw:layer="layout" svg:x1="18.115cm" svg:y1="15.195cm" svg:x2="18.725cm" svg:y2="15.195cm">
          <text:p/>
        </draw:line>
        <draw:frame draw:style-name="gr44" draw:text-style-name="P13" draw:layer="layout" svg:width="14.135cm" svg:height="2.621cm" svg:x="1.03cm" svg:y="18.02cm">
          <draw:text-box>
            <text:p><text:span text:style-name="T5">Notes: 1) The sense of the 2141 switch control signal is reversed.</text:span></text:p>
            <text:p><text:span text:style-name="T5"><text:s text:c="18"/></text:span><text:span text:style-name="T5">A logic HIGH on 2141 EN pin causes its switch to OPEN.</text:span></text:p>
            <text:p text:style-name="P18"><text:span text:style-name="T5"><text:s text:c="18"/></text:span><text:span text:style-name="T5">A logic HIGH on 7050 INPUT pin causes its switch to CLOSE.</text:span></text:p>
            <text:p text:style-name="P18"><text:span text:style-name="T5"><text:s text:c="12"/></text:span><text:span text:style-name="T5">2) For resistor calculations see voltage-dividers.odg</text:span></text:p>
            <text:p text:style-name="P18"><text:span text:style-name="T5"><text:s text:c="12"/></text:span><text:span text:style-name="T5">3) Value of Rsense for 5 V current monitoring TBD</text:span></text:p>
          </draw:text-box>
        </draw:frame>
        <draw:frame draw:style-name="gr45" draw:text-style-name="P16" draw:layer="layout" svg:width="5.755cm" svg:height="1.361cm" svg:x="19.717cm" svg:y="3.038cm">
          <draw:text-box>
            <text:p><text:span text:style-name="T6"><text:s/></text:span><text:span text:style-name="T7">3.3 V enable/disable</text:span></text:p>
          </draw:text-box>
        </draw:frame>
        <draw:custom-shape draw:style-name="gr46" draw:text-style-name="P20" draw:layer="layout" svg:width="1.3cm" svg:height="0.53cm" draw:transform="rotate (1.5707963267949) translate (17.874cm 13.31cm)">
          <text:p text:style-name="P19"><text:span text:style-name="T5">15K</text:span>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1.775cm" svg:height="0.53cm" svg:x="18.43cm" svg:y="10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3" draw:layer="layout" svg:width="1.795cm" svg:height="0.894cm" svg:x="18.495cm" svg:y="9.935cm">
          <draw:text-box>
            <text:p><text:span text:style-name="T5">Rsense</text:span></text:p>
          </draw:text-box>
        </draw:frame>
        <draw:frame draw:style-name="gr45" draw:text-style-name="P16" draw:layer="layout" svg:width="5.28cm" svg:height="1.361cm" svg:x="14.194cm" svg:y="2.765cm">
          <draw:text-box>
            <text:p><text:span text:style-name="T6"><text:s/></text:span><text:span text:style-name="T7">5 V enable/disable</text:span></text:p>
            <text:p><text:span text:style-name="T7"><text:s/></text:span><text:span text:style-name="T7">plus current sense</text:span></text:p>
          </draw:text-box>
        </draw:frame>
        <draw:line draw:style-name="gr37" draw:text-style-name="P11" draw:layer="layout" svg:x1="20.21cm" svg:y1="10.355cm" svg:x2="20.585cm" svg:y2="10.355cm">
          <text:p/>
        </draw:line>
        <draw:line draw:style-name="gr37" draw:text-style-name="P11" draw:layer="layout" svg:x1="18.14cm" svg:y1="10.295cm" svg:x2="18.435cm" svg:y2="10.295cm">
          <text:p/>
        </draw:line>
        <draw:custom-shape draw:style-name="gr47" draw:text-style-name="P20" draw:layer="layout" svg:width="1.775cm" svg:height="0.53cm" svg:x="18.43cm" svg:y="1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3" draw:layer="layout" svg:width="1.795cm" svg:height="0.894cm" svg:x="18.45cm" svg:y="13.655cm">
          <draw:text-box>
            <text:p><text:span text:style-name="T5">470 pF</text:span></text:p>
          </draw:text-box>
        </draw:frame>
        <draw:line draw:style-name="gr37" draw:text-style-name="P11" draw:layer="layout" svg:x1="20.21cm" svg:y1="14.049cm" svg:x2="20.585cm" svg:y2="14.049cm">
          <text:p/>
        </draw:line>
        <draw:line draw:style-name="gr37" draw:text-style-name="P11" draw:layer="layout" svg:x1="18.14cm" svg:y1="13.989cm" svg:x2="18.435cm" svg:y2="13.989cm">
          <text:p/>
        </draw:line>
        <draw:g>
          <draw:custom-shape draw:style-name="gr49" draw:text-style-name="P20" draw:layer="layout" svg:width="1.109cm" svg:height="0.53cm" svg:x="23.426cm" svg:y="18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13" draw:layer="layout" svg:width="1.223cm" svg:height="1.199cm" svg:x="23.382cm" svg:y="18.116cm">
            <draw:text-box>
              <text:p><text:span text:style-name="T5">PUR</text:span></text:p>
            </draw:text-box>
          </draw:frame>
        </draw:g>
        <draw:g>
          <draw:custom-shape draw:style-name="gr50" draw:text-style-name="P20" draw:layer="layout" svg:width="1.089cm" svg:height="0.53cm" svg:x="23.447cm" svg:y="19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13" draw:layer="layout" svg:width="1.202cm" svg:height="1.199cm" svg:x="23.403cm" svg:y="19.551cm">
            <draw:text-box>
              <text:p><text:span text:style-name="T5">PDR</text:span></text:p>
            </draw:text-box>
          </draw:frame>
        </draw:g>
        <draw:g>
          <draw:custom-shape draw:style-name="gr51" draw:text-style-name="P20" draw:layer="layout" svg:width="1.105cm" svg:height="0.53cm" svg:x="22.405cm" svg:y="11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22cm" svg:height="0.894cm" svg:x="22.36cm" svg:y="11.776cm">
            <draw:text-box>
              <text:p><text:span text:style-name="T5">PUR</text:span></text:p>
            </draw:text-box>
          </draw:frame>
        </draw:g>
        <draw:line draw:style-name="gr19" draw:text-style-name="P11" draw:layer="layout" svg:x1="22.97cm" svg:y1="16.36cm" svg:x2="22.97cm" svg:y2="12.44cm">
          <text:p/>
        </draw:line>
        <draw:line draw:style-name="gr19" draw:text-style-name="P11" draw:layer="layout" svg:x1="23.51cm" svg:y1="12.115cm" svg:x2="23.965cm" svg:y2="12.115cm">
          <text:p/>
        </draw:line>
        <draw:g>
          <draw:custom-shape draw:style-name="gr51" draw:text-style-name="P20" draw:layer="layout" svg:width="1.105cm" svg:height="0.53cm" svg:x="11.095cm" svg:y="11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22cm" svg:height="0.894cm" svg:x="11.05cm" svg:y="11.776cm">
            <draw:text-box>
              <text:p><text:span text:style-name="T5">PUR</text:span></text:p>
            </draw:text-box>
          </draw:frame>
        </draw:g>
        <draw:line draw:style-name="gr19" draw:text-style-name="P11" draw:layer="layout" svg:x1="12.195cm" svg:y1="12.09cm" svg:x2="12.465cm" svg:y2="12.09cm">
          <text:p/>
        </draw:line>
        <draw:line draw:style-name="gr20" draw:text-style-name="P11" draw:layer="layout" svg:x1="13.74cm" svg:y1="17.435cm" svg:x2="13.74cm" svg:y2="12.44cm">
          <text:p/>
        </draw:line>
        <draw:line draw:style-name="gr19" draw:text-style-name="P11" draw:layer="layout" svg:x1="11.61cm" svg:y1="16.36cm" svg:x2="11.61cm" svg:y2="12.44cm">
          <text:p/>
        </draw:line>
        <draw:g>
          <draw:custom-shape draw:style-name="gr51" draw:text-style-name="P20" draw:layer="layout" svg:width="1.105cm" svg:height="0.53cm" svg:x="13.225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22cm" svg:height="0.894cm" svg:x="13.18cm" svg:y="11.79cm">
            <draw:text-box>
              <text:p><text:span text:style-name="T5">PDR</text:span></text:p>
            </draw:text-box>
          </draw:frame>
        </draw:g>
        <draw:line draw:style-name="gr20" draw:text-style-name="P11" draw:layer="layout" svg:x1="14.35cm" svg:y1="12.115cm" svg:x2="14.805cm" svg:y2="12.115cm">
          <text:p/>
        </draw:line>
        <draw:g>
          <draw:custom-shape draw:style-name="gr51" draw:text-style-name="P20" draw:layer="layout" svg:width="1.105cm" svg:height="0.53cm" svg:x="3.98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22cm" svg:height="0.894cm" svg:x="3.935cm" svg:y="11.79cm">
            <draw:text-box>
              <text:p><text:span text:style-name="T5">PDR</text:span></text:p>
            </draw:text-box>
          </draw:frame>
        </draw:g>
        <draw:line draw:style-name="gr20" draw:text-style-name="P11" draw:layer="layout" svg:x1="5.105cm" svg:y1="12.115cm" svg:x2="5.56cm" svg:y2="12.115cm">
          <text:p/>
        </draw:line>
        <draw:line draw:style-name="gr20" draw:text-style-name="P11" draw:layer="layout" svg:x1="3.395cm" svg:y1="12.115cm" svg:x2="3.97cm" svg:y2="12.115cm">
          <text:p/>
        </draw:line>
        <draw:frame draw:style-name="gr44" draw:text-style-name="P17" draw:layer="layout" svg:width="2.997cm" svg:height="2.621cm" svg:x="24.598cm" svg:y="17.945cm">
          <draw:text-box>
            <text:p text:style-name="P7"><text:span text:style-name="T5">Pull Up </text:span></text:p>
            <text:p text:style-name="P7"><text:span text:style-name="T5">Resistor</text:span></text:p>
            <text:p text:style-name="P7"><text:span text:style-name="T5"/></text:p>
            <text:p text:style-name="P7"><text:span text:style-name="T5">Pull Down </text:span></text:p>
            <text:p text:style-name="P7"><text:span text:style-name="T5">Resistor</text:span></text:p>
          </draw:text-box>
        </draw:frame>
        <draw:line draw:style-name="gr21" draw:text-style-name="P11" draw:layer="layout" svg:x1="19.485cm" svg:y1="4.95cm" svg:x2="19.485cm" svg:y2="1.92cm">
          <text:p/>
        </draw:line>
        <draw:line draw:style-name="gr21" draw:text-style-name="P11" draw:layer="layout" svg:x1="17.072cm" svg:y1="4.928cm" svg:x2="19.527cm" svg:y2="4.928cm">
          <text:p/>
        </draw:line>
        <draw:frame draw:style-name="gr44" draw:text-style-name="P13" draw:layer="layout" svg:width="8.111cm" svg:height="2.621cm" svg:x="15.274cm" svg:y="18.07cm">
          <draw:text-box>
            <text:p><text:span text:style-name="T5">4) There’s a 5V control for each side</text:span></text:p>
            <text:p text:style-name="P18"><text:span text:style-name="T5">5) There’s a 3.3V control for each side</text:span></text:p>
            <text:p text:style-name="P18"><text:span text:style-name="T5"/></text:p>
          </draw:text-box>
        </draw:frame>
        <draw:g>
          <draw:custom-shape draw:style-name="gr52" draw:text-style-name="P20" draw:layer="layout" svg:width="1.522cm" svg:height="0.53cm" draw:transform="rotate (1.5707963267949) translate (23.744cm 14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57cm" svg:height="0.894cm" draw:transform="rotate (1.5707963267949) translate (23.63cm 14.795cm)">
            <draw:text-box>
              <text:p><text:span text:style-name="T5"><text:s/></text:span><text:span text:style-name="T10">GPIO</text:span></text:p>
            </draw:text-box>
          </draw:frame>
        </draw:g>
        <draw:line draw:style-name="gr53" draw:text-style-name="P11" draw:layer="layout" svg:x1="14.88cm" svg:y1="13.185cm" svg:x2="2.17cm" svg:y2="13.185cm">
          <text:p/>
        </draw:line>
        <draw:g>
          <draw:custom-shape draw:style-name="gr52" draw:text-style-name="P20" draw:layer="layout" svg:width="1.522cm" svg:height="0.53cm" draw:transform="rotate (1.5707963267949) translate (14.6cm 14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57cm" svg:height="0.894cm" draw:transform="rotate (1.5707963267949) translate (14.486cm 14.795cm)">
            <draw:text-box>
              <text:p><text:span text:style-name="T5"><text:s/></text:span><text:span text:style-name="T10">GPIO</text:span></text:p>
            </draw:text-box>
          </draw:frame>
        </draw:g>
        <draw:g>
          <draw:custom-shape draw:style-name="gr52" draw:text-style-name="P20" draw:layer="layout" svg:width="1.522cm" svg:height="0.53cm" draw:transform="rotate (1.5707963267949) translate (12.209cm 14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57cm" svg:height="0.894cm" draw:transform="rotate (1.5707963267949) translate (12.095cm 14.795cm)">
            <draw:text-box>
              <text:p><text:span text:style-name="T5"><text:s/></text:span><text:span text:style-name="T10">GPIO</text:span></text:p>
            </draw:text-box>
          </draw:frame>
        </draw:g>
        <draw:g>
          <draw:custom-shape draw:style-name="gr52" draw:text-style-name="P20" draw:layer="layout" svg:width="1.522cm" svg:height="0.53cm" draw:transform="rotate (1.5707963267949) translate (3.099cm 14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13" draw:layer="layout" svg:width="1.57cm" svg:height="0.894cm" draw:transform="rotate (1.5707963267949) translate (2.985cm 14.795cm)">
            <draw:text-box>
              <text:p><text:span text:style-name="T5"><text:s/></text:span><text:span text:style-name="T10">GPI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5cm" fo:padding-right="0.1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15:48:15.338000000</meta:creation-date>
    <dc:date>2022-09-25T13:36:57.729000000</dc:date>
    <meta:editing-duration>PT4H55M28S</meta:editing-duration>
    <meta:editing-cycles>15</meta:editing-cycles>
    <meta:generator>LibreOffice/7.4.0.3$Windows_X86_64 LibreOffice_project/f85e47c08ddd19c015c0114a68350214f7066f5a</meta:generator>
    <meta:document-statistic meta:object-count="242"/>
  </office:meta>
</office:document-meta>
</file>